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egoe UI Historic" svg:font-family="Segoe UI Historic" style:font-family-generic="swiss" style:font-pitch="variable" svg:panose-1="2 11 5 2 4 2 4 2 2 3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3" style:parent-style-name="Standard" style:family="paragraph">
      <style:text-properties fo:font-size="11pt" style:font-size-asian="11pt" style:font-size-complex="11pt"/>
    </style:style>
    <style:style style:name="P4" style:parent-style-name="Standard" style:family="paragraph">
      <style:text-properties fo:font-size="11pt" style:font-size-asian="11pt" style:font-size-complex="11pt"/>
    </style:style>
    <style:style style:name="P5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6" style:parent-style-name="Standard" style:family="paragraph">
      <style:text-properties fo:font-size="11pt" style:font-size-asian="11pt" style:font-size-complex="11pt"/>
    </style:style>
    <style:style style:name="P7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8" style:parent-style-name="Standard" style:family="paragraph">
      <style:text-properties fo:font-size="11pt" style:font-size-asian="11pt" style:font-size-complex="11pt"/>
    </style:style>
    <style:style style:name="P9" style:parent-style-name="Standard" style:family="paragraph">
      <style:paragraph-properties fo:text-align="justify" fo:line-height="115%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21" style:parent-style-name="Standard" style:family="paragraph">
      <style:text-properties fo:font-size="11pt" style:font-size-asian="11pt" style:font-size-complex="11pt"/>
    </style:style>
    <style:style style:name="P22" style:parent-style-name="Standard" style:family="paragraph">
      <style:paragraph-properties fo:text-align="justify" fo:line-height="115%"/>
    </style:style>
    <style:style style:name="T2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P26" style:parent-style-name="Standard" style:family="paragraph">
      <style:paragraph-properties fo:text-align="justify" fo:line-height="115%"/>
      <style:text-properties fo:font-size="11pt" style:font-size-asian="11pt" style:font-size-complex="11pt"/>
    </style:style>
    <style:style style:name="P27" style:parent-style-name="NormalWeb" style:family="paragraph">
      <style:paragraph-properties fo:margin-top="0in" fo:margin-bottom="0in" fo:margin-right="0.375in"/>
      <style:text-properties fo:color="#000000"/>
    </style:style>
    <style:style style:name="P28" style:parent-style-name="NormalWeb" style:family="paragraph">
      <style:paragraph-properties fo:margin-top="0in" fo:margin-bottom="0in" fo:margin-right="-0.0562in"/>
    </style:style>
    <style:style style:name="T29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0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1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2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3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4" style:parent-style-name="DefaultParagraphFont" style:family="text">
      <style:text-properties style:font-name="Liberation Serif" fo:font-weight="bold" style:font-weight-asian="bold" style:font-weight-complex="bold" fo:color="#000000" fo:font-size="11pt" style:font-size-asian="11pt" style:font-size-complex="11pt"/>
    </style:style>
    <style:style style:name="T35" style:parent-style-name="DefaultParagraphFont" style:family="text">
      <style:text-properties style:font-name="Liberation Serif" fo:color="#000000" fo:font-size="11pt" style:font-size-asian="11pt" style:font-size-complex="11pt"/>
    </style:style>
    <style:style style:name="T36" style:parent-style-name="DefaultParagraphFont" style:family="text">
      <style:text-properties style:font-name="Liberation Serif" fo:color="#000000" fo:font-size="11pt" style:font-size-asian="11pt" style:font-size-complex="11pt"/>
    </style:style>
    <style:style style:name="P37" style:parent-style-name="NormalWeb" style:family="paragraph">
      <style:paragraph-properties fo:margin-top="0in" fo:margin-bottom="0in" fo:margin-left="0.0166in" fo:margin-right="-0.0562in">
        <style:tab-stops/>
      </style:paragraph-properties>
    </style:style>
    <style:style style:name="T38" style:parent-style-name="DefaultParagraphFont" style:family="text">
      <style:text-properties style:font-name="Liberation Serif" fo:color="#000000" fo:font-size="11pt" style:font-size-asian="11pt" style:font-size-complex="11pt"/>
    </style:style>
    <style:style style:name="T39" style:parent-style-name="DefaultParagraphFont" style:family="text">
      <style:text-properties fo:color="#000000"/>
    </style:style>
    <style:style style:name="P40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000000" fo:hyphenate="true"/>
    </style:style>
    <style:style style:name="P41" style:parent-style-name="Normal" style:family="paragraph">
      <style:paragraph-properties style:vertical-align="auto" fo:background-color="#FFFFFF"/>
      <style:text-properties fo:hyphenate="true"/>
    </style:style>
    <style:style style:name="T42" style:parent-style-name="DefaultParagraphFont" style:family="text">
      <style:text-properties fo:font-weight="bold" style:font-weight-asian="bold" style:font-weight-complex="bold" fo:color="#000000"/>
    </style:style>
    <style:style style:name="T43" style:parent-style-name="DefaultParagraphFont" style:family="text">
      <style:text-properties fo:font-weight="bold" style:font-weight-asian="bold" style:font-weight-complex="bold"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46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47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48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49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50" style:parent-style-name="DefaultParagraphFont" style:family="text">
      <style:text-properties fo:color="#000000"/>
    </style:style>
    <style:style style:name="P51" style:parent-style-name="Normal" style:family="paragraph">
      <style:paragraph-properties style:vertical-align="auto" fo:background-color="#FFFFFF"/>
      <style:text-properties fo:color="#000000" fo:hyphenate="true"/>
    </style:style>
    <style:style style:name="P52" style:parent-style-name="Normal" style:family="paragraph">
      <style:paragraph-properties style:vertical-align="auto" fo:background-color="#FFFFFF"/>
      <style:text-properties fo:hyphenate="true"/>
    </style:style>
    <style:style style:name="T53" style:parent-style-name="DefaultParagraphFont" style:family="text">
      <style:text-properties fo:font-weight="bold" style:font-weight-asian="bold" style:font-weight-complex="bold" fo:color="#000000"/>
    </style:style>
    <style:style style:name="T54" style:parent-style-name="DefaultParagraphFont" style:family="text">
      <style:text-properties fo:font-weight="bold" style:font-weight-asian="bold" style:font-weight-complex="bold"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57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58" style:parent-style-name="DefaultParagraphFont" style:family="text">
      <style:text-properties style:font-name-asian="Times New Roman" style:font-name-complex="Segoe UI Historic" fo:color="#050505" style:letter-kerning="true" fo:font-size="11pt" style:font-size-asian="11pt" style:font-size-complex="11pt" style:language-asian="en" style:country-asian="IN" style:language-complex="ar" style:country-complex="SA"/>
    </style:style>
    <style:style style:name="T59" style:parent-style-name="DefaultParagraphFont" style:family="text">
      <style:text-properties fo:color="#000000"/>
    </style:style>
    <style:style style:name="P60" style:parent-style-name="Normal" style:family="paragraph">
      <style:paragraph-properties style:vertical-align="auto" fo:background-color="#FFFFFF"/>
      <style:text-properties style:font-name-asian="Times New Roman" style:font-name-complex="Segoe UI Historic" fo:font-weight="bold" style:font-weight-asian="bold" style:font-weight-complex="bold" fo:color="#050505" style:letter-kerning="true" fo:font-size="11pt" style:font-size-asian="11pt" style:font-size-complex="11pt" style:language-asian="en" style:country-asian="IN" style:language-complex="ar" style:country-complex="SA" fo:hyphenate="true"/>
    </style:style>
    <style:style style:name="P61" style:parent-style-name="Standard" style:family="paragraph">
      <style:paragraph-properties fo:text-align="justify" fo:line-height="115%"/>
      <style:text-properties fo:font-weight="bold" style:font-weight-asian="bold" style:font-weight-complex="bold" fo:font-size="11pt" style:font-size-asian="11pt" style:font-size-complex="11pt"/>
    </style:style>
    <style:style style:name="P62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63" style:parent-style-name="Standard" style:family="paragraph">
      <style:text-properties fo:font-size="11pt" style:font-size-asian="11pt" style:font-size-complex="11pt"/>
    </style:style>
    <style:style style:name="P64" style:parent-style-name="Standard" style:family="paragraph">
      <style:paragraph-properties fo:line-height="115%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69" style:parent-style-name="Standard" style:family="paragraph">
      <style:paragraph-properties fo:line-height="115%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77" style:parent-style-name="Standard" style:family="paragraph">
      <style:paragraph-properties fo:line-height="115%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82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83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84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85" style:parent-style-name="Standard" style:family="paragraph">
      <style:paragraph-properties fo:line-height="115%"/>
    </style:style>
    <style:style style:name="P86" style:parent-style-name="Standard" style:family="paragraph">
      <style:paragraph-properties fo:line-height="115%"/>
    </style:style>
    <style:style style:name="P87" style:parent-style-name="Standard" style:family="paragraph">
      <style:paragraph-properties fo:line-height="115%"/>
    </style:style>
    <style:style style:name="P88" style:parent-style-name="Standard" style:family="paragraph">
      <style:paragraph-properties fo:line-height="115%"/>
    </style:style>
    <style:style style:name="P89" style:parent-style-name="Standard" style:family="paragraph">
      <style:paragraph-properties fo:line-height="115%"/>
    </style:style>
    <style:style style:name="P90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9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92" style:parent-style-name="Standard" style:family="paragraph">
      <style:text-properties fo:font-size="11pt" style:font-size-asian="11pt" style:font-size-complex="11pt"/>
    </style:style>
    <style:style style:name="P93" style:parent-style-name="Standard" style:family="paragraph">
      <style:paragraph-properties fo:text-align="justify" fo:line-height="115%"/>
    </style:style>
    <style:style style:name="T9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P98" style:parent-style-name="Standard" style:family="paragraph">
      <style:paragraph-properties fo:text-align="justify" fo:line-height="115%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P102" style:parent-style-name="Standard" style:family="paragraph">
      <style:paragraph-properties fo:text-align="justify" fo:line-height="115%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P106" style:parent-style-name="Standard" style:family="paragraph">
      <style:text-properties fo:font-size="11pt" style:font-size-asian="11pt" style:font-size-complex="11pt"/>
    </style:style>
    <style:style style:name="T10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0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111" style:parent-style-name="Standard" style:family="paragraph">
      <style:paragraph-properties fo:line-height="115%"/>
      <style:text-properties fo:font-weight="bold" style:font-weight-asian="bold" style:font-weight-complex="bold" fo:font-size="11pt" style:font-size-asian="11pt" style:font-size-complex="11pt"/>
    </style:style>
    <style:style style:name="P112" style:parent-style-name="Standard" style:family="paragraph">
      <style:paragraph-properties fo:line-height="115%"/>
    </style:style>
    <style:style style:name="T11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16" style:parent-style-name="Standard" style:family="paragraph">
      <style:text-properties fo:font-size="11pt" style:font-size-asian="11pt" style:font-size-complex="11pt"/>
    </style:style>
    <style:style style:name="P117" style:parent-style-name="Standard" style:family="paragraph">
      <style:paragraph-properties fo:line-height="115%"/>
      <style:text-properties fo:font-size="11pt" style:font-size-asian="11pt" style:font-size-complex="11pt"/>
    </style:style>
    <style:style style:name="P118" style:parent-style-name="Standard" style:family="paragraph">
      <style:paragraph-properties fo:line-height="115%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2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122" style:parent-style-name="Standard" style:family="paragraph">
      <style:text-properties fo:font-size="11pt" style:font-size-asian="11pt" style:font-size-complex="11pt"/>
    </style:style>
    <style:style style:name="P123" style:parent-style-name="Standard" style:family="paragraph">
      <style:paragraph-properties fo:text-align="justify" fo:line-height="115%"/>
      <style:text-properties fo:font-weight="bold" style:font-weight-asian="bold" style:font-weight-complex="bold" fo:font-size="11pt" style:font-size-asian="11pt" style:font-size-complex="11pt"/>
    </style:style>
    <style:style style:name="P124" style:parent-style-name="Standard" style:family="paragraph">
      <style:paragraph-properties fo:text-align="justify" fo:line-height="115%"/>
    </style:style>
    <style:style style:name="T12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6" style:parent-style-name="DefaultParagraphFont" style:family="text">
      <style:text-properties style:font-name="arial, sans-serif" fo:font-weight="bold" style:font-weight-asian="bold" style:font-weight-complex="bold" fo:color="#000000" fo:font-size="11pt" style:font-size-asian="11pt" style:font-size-complex="11pt"/>
    </style:style>
    <style:style style:name="T127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2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29" style:parent-style-name="Standard" style:family="paragraph">
      <style:paragraph-properties fo:line-height="115%"/>
      <style:text-properties fo:font-size="11pt" style:font-size-asian="11pt" style:font-size-complex="11pt"/>
    </style:style>
    <style:style style:name="P130" style:parent-style-name="Standard" style:family="paragraph">
      <style:paragraph-properties fo:line-height="115%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color="#000000" fo:font-size="11pt" style:font-size-asian="11pt" style:font-size-complex="11pt"/>
    </style:style>
    <style:style style:name="T133" style:parent-style-name="DefaultParagraphFont" style:family="text">
      <style:text-properties fo:color="#000000" fo:font-size="11pt" style:font-size-asian="11pt" style:font-size-complex="11pt"/>
    </style:style>
    <style:style style:name="T134" style:parent-style-name="DefaultParagraphFont" style:family="text">
      <style:text-properties fo:color="#000000" fo:font-size="11pt" style:font-size-asian="11pt" style:font-size-complex="11pt"/>
    </style:style>
    <style:style style:name="T135" style:parent-style-name="DefaultParagraphFont" style:family="text">
      <style:text-properties fo:color="#000000" fo:font-size="11pt" style:font-size-asian="11pt" style:font-size-complex="11pt"/>
    </style:style>
    <style:style style:name="T136" style:parent-style-name="DefaultParagraphFont" style:family="text">
      <style:text-properties fo:color="#000000" fo:font-size="11pt" style:font-size-asian="11pt" style:font-size-complex="11pt"/>
    </style:style>
    <style:style style:name="T137" style:parent-style-name="DefaultParagraphFont" style:family="text">
      <style:text-properties fo:color="#000000" fo:font-size="11pt" style:font-size-asian="11pt" style:font-size-complex="11pt"/>
    </style:style>
    <style:style style:name="P138" style:parent-style-name="Standard" style:family="paragraph">
      <style:paragraph-properties fo:line-height="115%"/>
    </style:style>
    <style:style style:name="T139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4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41" style:parent-style-name="DefaultParagraphFont" style:family="text">
      <style:text-properties fo:font-weight="bold" style:font-weight-asian="bold" style:font-weight-complex="bold" fo:color="#111111" fo:font-size="11pt" style:font-size-asian="11pt" style:font-size-complex="11pt"/>
    </style:style>
    <style:style style:name="T142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</office:automatic-styles>
  <office:body>
    <office:text text:use-soft-page-breaks="true">
      <text:p text:style-name="P1"><text:line-break/><text:span text:style-name="T2">SILAMBARASAN K</text:span></text:p>
      <text:p text:style-name="P3"/>
      <text:p text:style-name="P4">+91 9360277878<text:s/>|<text:s/>hellosimbu2023@gmail.com| Chennai, India</text:p>
      <text:p text:style-name="P5"/>
      <text:p text:style-name="P6"/>
      <text:p text:style-name="P7">PROFESSIONAL SUMMARY</text:p>
      <text:p text:style-name="P8"/>
      <text:p text:style-name="P9"><text:span text:style-name="T10">Software Engineer with<text:s/></text:span><text:span text:style-name="T11">7</text:span><text:span text:style-name="T12"><text:s/>years of experience in the industry and high-level proficiency in<text:s/></text:span><text:span text:style-name="T13">Front<text:s/></text:span><text:span text:style-name="T14">End, HTML</text:span><text:span text:style-name="T15">, CSS, Bootstrap and<text:s/></text:span><text:span text:style-name="T16">JavaScript</text:span><text:span text:style-name="T17">.</text:span><text:span text:style-name="T18"><text:s/>Excellent focus, communication, and ability to learn rapidly. Excels working in a team environment, strong critical analysis and problem solving</text:span></text:p>
      <text:p text:style-name="P19"/>
      <text:p text:style-name="P20">EDUCATION</text:p>
      <text:p text:style-name="P21"/>
      <text:p text:style-name="P22"><text:span text:style-name="T23">BE:<text:s/></text:span><text:span text:style-name="T24">Aruni</text:span><text:span text:style-name="T25"><text:s/>College of Engineering-2013</text:span></text:p>
      <text:p text:style-name="P26">B.E Computer Science CGPA: 6.3</text:p>
      <text:p text:style-name="P27"/>
      <text:p text:style-name="P28"><text:span text:style-name="T29">D</text:span><text:span text:style-name="T30">IPLOMA</text:span><text:span text:style-name="T31"><text:s/></text:span><text:span text:style-name="T32">(CSE</text:span><text:span text:style-name="T33">):</text:span><text:span text:style-name="T34"><text:s/></text:span><text:span text:style-name="T35">Shri Sitheswarar</text:span><text:span text:style-name="T36"><text:s/>College Of</text:span></text:p>
      <text:p text:style-name="P37"><text:span text:style-name="T38">Engineering -<text:s/></text:span><text:span text:style-name="T39">2010</text:span></text:p>
      <text:h text:style-name="P40" text:outline-level="1"/>
      <text:h text:style-name="P41" text:outline-level="1"><text:span text:style-name="T42">HSC</text:span><text:span text:style-name="T43">:</text:span><text:span text:style-name="T44"><text:s/></text:span><text:span text:style-name="T45">Rathinagiri Bageerathan Matric Hr. Sec<text:s/></text:span><text:span text:style-name="T46">School</text:span><text:span text:style-name="T47"><text:s/></text:span><text:span text:style-name="T48">-</text:span><text:span text:style-name="T49"><text:s/></text:span><text:span text:style-name="T50">2007</text:span></text:h>
      <text:h text:style-name="P51" text:outline-level="1"/>
      <text:h text:style-name="P52" text:outline-level="1"><text:span text:style-name="T53">SSLC</text:span><text:span text:style-name="T54">:</text:span><text:span text:style-name="T55"><text:s/></text:span><text:span text:style-name="T56">Rathinagiri Bageerathan Matric Hr. Sec<text:s/></text:span><text:span text:style-name="T57">School -</text:span><text:span text:style-name="T58"><text:s/></text:span><text:span text:style-name="T59">2005</text:span></text:h>
      <text:h text:style-name="P60" text:outline-level="1"/>
      <text:p text:style-name="P61"/>
      <text:p text:style-name="P62">TECHNICAL EXPERTISE</text:p>
      <text:p text:style-name="P63"/>
      <text:p text:style-name="P64"><text:span text:style-name="T65">Markup<text:s/></text:span><text:span text:style-name="T66">Languages:</text:span><text:span text:style-name="T67"><text:s text:c="2"/></text:span><text:span text:style-name="T68">HTML5, CSS3, Sass</text:span></text:p>
      <text:p text:style-name="P69"><text:span text:style-name="T70">Responsive<text:s/></text:span><text:span text:style-name="T71">Design:</text:span><text:span text:style-name="T72"><text:s text:c="2"/></text:span><text:span text:style-name="T73">Bootstrap, Flexbox,</text:span><text:span text:style-name="T74"><text:s/></text:span><text:span text:style-name="T75">Tailwind</text:span><text:span text:style-name="T76"><text:s/>CSS, SASS</text:span></text:p>
      <text:p text:style-name="P77"><text:span text:style-name="T78">Scripting<text:s/></text:span><text:span text:style-name="T79">Languages:</text:span><text:span text:style-name="T80"><text:s text:c="2"/></text:span><text:span text:style-name="T81">JavaScript,</text:span></text:p>
      <text:p text:style-name="P82"/>
      <text:p text:style-name="P83">ROLES AND RESPONSIBILITIES</text:p>
      <text:p text:style-name="P84"/>
      <text:p text:style-name="P85">Designing user interfaces and navigation menus.<text:s/></text:p>
      <text:p text:style-name="P86">Writing and reviewing code for sites, typically HTML, JavaScript.<text:s/></text:p>
      <text:p text:style-name="P87">Integrating multimedia content onto a site.<text:s/></text:p>
      <text:p text:style-name="P88">Testing web applications.<text:s/></text:p>
      <text:p text:style-name="P89">Troubleshooting problems with performance or user experience</text:p>
      <text:p text:style-name="P90"/>
      <text:p text:style-name="P91">PROFESSIONAL EXPERIENCE</text:p>
      <text:p text:style-name="P92"/>
      <text:p text:style-name="P93"><text:span text:style-name="T94">Currently Working</text:span><text:span text:style-name="T95"><text:s/>as a Web Developer in<text:s/></text:span><text:span text:style-name="T96">Poorvika Mobiles Pvt Ltd</text:span><text:span text:style-name="T97"><text:s/>(Oct-15,2019 – 2023)</text:span></text:p>
      <text:p text:style-name="P98"><text:span text:style-name="T99">Worked as a Web Developer in<text:s/></text:span><text:span text:style-name="T100">Gyso Ecom Services Pvt Ltd</text:span><text:span text:style-name="T101"><text:s/>(Jan-24,2019 – Sep-30,2019).</text:span></text:p>
      <text:p text:style-name="P102"><text:span text:style-name="T103">Worked as a Web Developer in<text:s/></text:span><text:span text:style-name="T104">360degreeinfo Pvt Ltd<text:s/></text:span><text:span text:style-name="T105">(Aug-11,2016 - Jan-23,2019)</text:span></text:p>
      <text:p text:style-name="P106"/>
      <text:p text:style-name="Standard"><text:span text:style-name="T107">WORK</text:span><text:span text:style-name="T108"><text:s/></text:span><text:span text:style-name="T109">EXPERIENCE</text:span></text:p>
      <text:p text:style-name="P110"/>
      <text:p text:style-name="P111">| Web developer, Poorvika Mobiles Pvt<text:s/>Ltd.<text:s/>Chennai, Tamil Nadu</text:p>
      <text:p text:style-name="P112"><text:span text:style-name="T113">Oct-15,2019 – 202</text:span><text:span text:style-name="T114">4</text:span><text:span text:style-name="T115"><text:s text:c="2"/></text:span></text:p>
      <text:p text:style-name="P116"/>
      <text:p text:style-name="P117"><text:s/>Developed a Web Application that improved Product Information Management using React-</text:p>
      <text:p text:style-name="P118"><text:span text:style-name="T119"><text:s/>and Nodejs<text:s/></text:span><text:span text:style-name="T120">project: https://www.poorvika.com/</text:span></text:p>
      <text:p text:style-name="P121"/>
      <text:p text:style-name="P122"/>
      <text:p text:style-name="P123">| Web developer, 360degreeinfo Pvt<text:s/>Ltd Pvt<text:s/>Ltd.<text:s/>Chennai, Tamil Nadu</text:p>
      <text:p text:style-name="P124"><text:span text:style-name="T125">Aug-11,2016 – Jan-23,2019<text:s/></text:span><text:span text:style-name="T126">Roles &amp;<text:s/></text:span><text:span text:style-name="T127">Responsibilities:</text:span><text:span text:style-name="T128"><text:s/>Web Developer</text:span></text:p>
      <text:p text:style-name="P129"/>
      <text:p text:style-name="P130"><text:span text:style-name="T131">Developed a<text:s/></text:span><text:span text:style-name="T132">website development company</text:span><text:span text:style-name="T133"><text:s/></text:span><text:span text:style-name="T134">using HTML</text:span><text:span text:style-name="T135">3, CSS</text:span><text:span text:style-name="T136">3, Bootstrap</text:span><text:span text:style-name="T137">3</text:span></text:p>
      <text:p text:style-name="P138"><text:span text:style-name="T139">Project:</text:span><text:span text:style-name="T140"><text:s/>https://www.sshyderabadbiryani.com,</text:span><text:span text:style-name="T141"><text:s/>https://jaipurgemsnjewel.in/</text:span><text:span text:style-name="T142">, https://rindz.co.in/, https://kgsclinic.com/kumar/index.ph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egoe UI Historic" svg:font-family="Segoe UI Historic" style:font-family-generic="swiss" style:font-pitch="variable" svg:panose-1="2 11 5 2 4 2 4 2 2 3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IN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ilambarsan siva</meta:initial-creator>
    <dc:creator>silambarsan siva</dc:creator>
    <meta:creation-date>2024-03-11T04:26:00Z</meta:creation-date>
    <dc:date>2024-03-11T04:26:00Z</dc:date>
    <meta:template xlink:href="Normal" xlink:type="simple"/>
    <meta:editing-cycles>2</meta:editing-cycles>
    <meta:editing-duration>PT0S</meta:editing-duration>
    <meta:document-statistic meta:page-count="2" meta:paragraph-count="3" meta:word-count="288" meta:character-count="1929" meta:row-count="13" meta:non-whitespace-character-count="1644"/>
  </office:meta>
</office:document-meta>
</file>